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4824" officeooo:paragraph-rsid="001f4824"/>
    </style:style>
    <style:style style:name="P2" style:family="paragraph" style:parent-style-name="Standard">
      <style:text-properties officeooo:rsid="00206ed8" officeooo:paragraph-rsid="00206ed8"/>
    </style:style>
    <style:style style:name="P3" style:family="paragraph" style:parent-style-name="Standard">
      <style:text-properties officeooo:rsid="00220016" officeooo:paragraph-rsid="00220016"/>
    </style:style>
    <style:style style:name="P4" style:family="paragraph" style:parent-style-name="Standard">
      <style:text-properties officeooo:rsid="0022b053" officeooo:paragraph-rsid="0022b053"/>
    </style:style>
    <style:style style:name="P5" style:family="paragraph" style:parent-style-name="Standard">
      <style:text-properties officeooo:rsid="00234e87" officeooo:paragraph-rsid="00234e87"/>
    </style:style>
    <style:style style:name="P6" style:family="paragraph" style:parent-style-name="Standard">
      <style:text-properties officeooo:rsid="00270683" officeooo:paragraph-rsid="00270683"/>
    </style:style>
    <style:style style:name="P7" style:family="paragraph" style:parent-style-name="Standard">
      <style:text-properties officeooo:rsid="00289f50" officeooo:paragraph-rsid="00289f50"/>
    </style:style>
    <style:style style:name="P8" style:family="paragraph" style:parent-style-name="Standard">
      <style:text-properties officeooo:rsid="002a9047" officeooo:paragraph-rsid="002a9047"/>
    </style:style>
    <style:style style:name="P9" style:family="paragraph" style:parent-style-name="Standard">
      <style:text-properties officeooo:rsid="002e8c65" officeooo:paragraph-rsid="002e8c65"/>
    </style:style>
    <style:style style:name="P10" style:family="paragraph" style:parent-style-name="Standard">
      <style:text-properties style:text-line-through-style="none" style:text-line-through-type="none" officeooo:rsid="002e8c65" officeooo:paragraph-rsid="002e8c65"/>
    </style:style>
    <style:style style:name="P11" style:family="paragraph" style:parent-style-name="Standard">
      <style:text-properties style:text-line-through-style="none" style:text-line-through-type="none" officeooo:rsid="002ec542" officeooo:paragraph-rsid="002ec542"/>
    </style:style>
    <style:style style:name="P12" style:family="paragraph" style:parent-style-name="Standard">
      <style:text-properties style:text-line-through-style="none" style:text-line-through-type="none" officeooo:rsid="00300313" officeooo:paragraph-rsid="00300313"/>
    </style:style>
    <style:style style:name="P13" style:family="paragraph" style:parent-style-name="Standard">
      <style:text-properties style:text-line-through-style="none" style:text-line-through-type="none" officeooo:rsid="0031d1fb" officeooo:paragraph-rsid="0031d1fb"/>
    </style:style>
    <style:style style:name="P14" style:family="paragraph" style:parent-style-name="Standard">
      <style:text-properties style:text-line-through-style="none" style:text-line-through-type="none" officeooo:rsid="00325d80" officeooo:paragraph-rsid="00325d80"/>
    </style:style>
    <style:style style:name="P15" style:family="paragraph" style:parent-style-name="Standard">
      <style:text-properties style:text-line-through-style="none" style:text-line-through-type="none" officeooo:rsid="003321ac" officeooo:paragraph-rsid="003321ac"/>
    </style:style>
    <style:style style:name="P16" style:family="paragraph" style:parent-style-name="Standard">
      <style:text-properties style:text-line-through-style="none" style:text-line-through-type="none" officeooo:rsid="00342ce8" officeooo:paragraph-rsid="00342ce8"/>
    </style:style>
    <style:style style:name="P17" style:family="paragraph" style:parent-style-name="Standard">
      <style:text-properties style:text-line-through-style="none" style:text-line-through-type="none" officeooo:rsid="00355f06" officeooo:paragraph-rsid="00355f06"/>
    </style:style>
    <style:style style:name="P18" style:family="paragraph" style:parent-style-name="Standard">
      <style:text-properties style:text-line-through-style="none" style:text-line-through-type="none" officeooo:rsid="00372c62" officeooo:paragraph-rsid="00372c62"/>
    </style:style>
    <style:style style:name="P19" style:family="paragraph" style:parent-style-name="Standard">
      <style:text-properties style:text-line-through-style="none" style:text-line-through-type="none" officeooo:rsid="003787d6" officeooo:paragraph-rsid="003787d6"/>
    </style:style>
    <style:style style:name="P20" style:family="paragraph" style:parent-style-name="Standard">
      <style:text-properties style:text-line-through-style="none" style:text-line-through-type="none" officeooo:rsid="00382871" officeooo:paragraph-rsid="00382871"/>
    </style:style>
    <style:style style:name="P21" style:family="paragraph" style:parent-style-name="Standard">
      <style:text-properties officeooo:rsid="001f4824" officeooo:paragraph-rsid="001f4824"/>
    </style:style>
    <style:style style:name="T1" style:family="text">
      <style:text-properties officeooo:rsid="00234e87"/>
    </style:style>
    <style:style style:name="T2" style:family="text">
      <style:text-properties officeooo:rsid="00253884"/>
    </style:style>
    <style:style style:name="T3" style:family="text">
      <style:text-properties officeooo:rsid="002b9a0c"/>
    </style:style>
    <style:style style:name="T4" style:family="text">
      <style:text-properties officeooo:rsid="002d5634"/>
    </style:style>
    <style:style style:name="T5" style:family="text">
      <style:text-properties officeooo:rsid="002db33f"/>
    </style:style>
    <style:style style:name="T6" style:family="text">
      <style:text-properties officeooo:rsid="00355f06"/>
    </style:style>
    <style:style style:name="T7" style:family="text">
      <style:text-properties officeooo:rsid="003828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CONCEPTS:</text:p>
      <text:p text:style-name="P1">VUE JS:</text:p>
      <text:p text:style-name="P1">It is a progressive framework for building user interfaces.</text:p>
      <text:p text:style-name="P2">Vue <text:span text:style-name="T1">j</text:span>s designed from the ground upto the incremental adoptable.</text:p>
      <text:p text:style-name="P3">Vue let you extend html with html attributes called directives.</text:p>
      <text:p text:style-name="P3">Vue js directives offer functionality to html applications.</text:p>
      <text:p text:style-name="P4">Vue js provides build in directives and user defined directives.</text:p>
      <text:p text:style-name="P5">The core library is focused on view layer only and is pick up and integrate with other libraries and existing projects.</text:p>
      <text:p text:style-name="P5">Vue is perfectly capable of po<text:span text:style-name="T2">wering sophisticated single page application.</text:span></text:p>
      <text:p text:style-name="P6">Created vue js:</text:p>
      <text:p text:style-name="P7">It will be excuted after creating the component for render.</text:p>
      <text:p text:style-name="P7">If the vue instance is created hook allow you to add code to be run.<text:span text:style-name="T4">It is used to perform actions on your component before adding to the DOM.</text:span><text:span text:style-name="T5">They should be used <text:s/>when configuring your components during both client as well as server side rendering.Created methods are implemented before create and created hooks.</text:span></text:p>
      <text:p text:style-name="P7"/>
      <text:p text:style-name="P7">Mounted:</text:p>
      <text:p text:style-name="P7">It will be executed before creating the component.<text:span text:style-name="T5">The most used methods when working with components mounting method let you access components immediately before and after it to rendered the first time.</text:span></text:p>
      <text:p text:style-name="P7"/>
      <text:p text:style-name="P7">Render function:</text:p>
      <text:p text:style-name="P8">A render function return a virtual document object model node commonly named vnode in the vue ecosystem which is the interface that allows vue to write these node in your browser document object model.They contain all the information necessory to work with vue.<text:span text:style-name="T3">A virtual document object model allow vue to render your component in the memory before updating the browser.</text:span></text:p>
      <text:p text:style-name="P8"/>
      <text:p text:style-name="P9">V-MODEL AND V-BINDING:</text:p>
      <text:p text:style-name="P9">V-model is for two way binding if you changed input value the bound data will be changed.</text:p>
      <text:p text:style-name="P10">V-BIND .value is called one way binding by changing bound data buy you wonot change bound data by changing input value through the element.</text:p>
      <text:p text:style-name="P10"/>
      <text:p text:style-name="P11">PROPS:</text:p>
      <text:p text:style-name="P11">Props are custom attributes you can register on a <text:s/>component.When <text:s/>a value is passed to the prop attribute it becomes a property on that component instance.In other words we can pass data from parent to child component.</text:p>
      <text:p text:style-name="P11"/>
      <text:p text:style-name="P12">EMIT FUNCTION:</text:p>
      <text:p text:style-name="P13">Emit function that allows you to pass custom events up in the component tree.Child to parent.child comp0onent has input input props and and output custom events.</text:p>
      <text:p text:style-name="P13"/>
      <text:p text:style-name="P14">Data Properties:</text:p>
      <text:p text:style-name="P15">We define all over components specific variables inside data which return the objects.A component data option must be a function so that each instance can be maintain an independent copy of the return data object.</text:p>
      <text:p text:style-name="P15"/>
      <text:p text:style-name="P16">Methods:</text:p>
      <text:p text:style-name="P16">Function are assigned inside the methods objects.Methods are useful when need to perform some actions with v-on directive on an elements to handle events.</text:p>
      <text:p text:style-name="P16"><text:soft-page-break/>V-on directive:</text:p>
      <text:p text:style-name="P16">The v-on directive <text:span text:style-name="T6">is how you run javascript in response to dom events.If you want to run some code when the user click the button you should use v-on.</text:span></text:p>
      <text:p text:style-name="P16"/>
      <text:p text:style-name="P16">Synchronous:</text:p>
      <text:p text:style-name="P16">In synchronous operations tasks are performed one at a time and only one is completed the following is unblocked.In otherwords you need to wait for a task to finish to move the next one.</text:p>
      <text:p text:style-name="P16">Asynchronous:</text:p>
      <text:p text:style-name="P16">In asynchronous you can move the other task before previous one is finishes.</text:p>
      <text:p text:style-name="P16"/>
      <text:p text:style-name="P16">Async :</text:p>
      <text:p text:style-name="P16">The async function return a promise.Every function that return the promise can be considered as async function.</text:p>
      <text:p text:style-name="P16"/>
      <text:p text:style-name="P16">Await:</text:p>
      <text:p text:style-name="P16">Await is used to for calling an async function and wait for it resolve or reject.Await block the execution of the code within the async function in which is located.</text:p>
      <text:p text:style-name="P16"/>
      <text:p text:style-name="P17">VUEX:</text:p>
      <text:p text:style-name="P18">Vuex is a state management pattern and library for vuejs applications.It serves as a centralized store for all components in an applications with rules ensuring that the state can only be mutated in a predictable fashion.</text:p>
      <text:p text:style-name="P18"/>
      <text:p text:style-name="P19">State:</text:p>
      <text:p text:style-name="P19"/>
      <text:p text:style-name="P19">The <text:span text:style-name="T7">state, </text:span>source our truth that drives our app.</text:p>
      <text:p text:style-name="P19">The view a declaritive methods of the state.</text:p>
      <text:p text:style-name="P19">The actions the possible way the state could change in reaction to user input from the views.</text:p>
      <text:p text:style-name="P20">State:</text:p>
      <text:p text:style-name="P20">Vuex uses a single state tree .Single objects contain all your application level state and serve as a single level truth.this means usually one store for each application.</text:p>
      <text:p text:style-name="P20">Dispatch:</text:p>
      <text:p text:style-name="P20">Dispatch is always used from your methods in routes.It sends a message to vuex store to peform some actions.The action can be performed any time after the current tick so that it cannot <text:s/>affect the frontend performance.</text:p>
      <text:p text:style-name="P20">Commit:</text:p>
      <text:p text:style-name="P19">The commit is done from within the action.It is done only when you have data to commit.Commit is synchronous and it effect the performance.</text:p>
      <text:p text:style-name="P19"/>
      <text:p text:style-name="P19">Mutations:</text:p>
      <text:p text:style-name="P19">Mutations is the only way to modify state.</text:p>
      <text:p text:style-name="P19">Mutation is just not about business logic it about state.</text:p>
      <text:p text:style-name="P19"/>
      <text:p text:style-name="P19">Actions:</text:p>
      <text:p text:style-name="P19">Actions is business logic.</text:p>
      <text:p text:style-name="P19">Actions can commit more then 1 mutation at a time it just implement the business logic it does not care about data changing.</text:p>
      <text:p text:style-name="P19"/>
      <text:p text:style-name="P19">Getter:</text:p>
      <text:p text:style-name="P19">Getter ARE THE PART OF VUEX store and they are used to calculate data based on store state.</text:p>
      <text:p text:style-name="P19"/>
      <text:p text:style-name="P19">Mvc vs mvvm:</text:p>
      <text:p text:style-name="P19"><text:soft-page-break/>In MVC CONTROLLER IS THE ENTRY POINT OF THE APPLICATION.IN MVVM VIEW IS THE ENTRY POINT of the application.</text:p>
      <text:p text:style-name="P19">Mvc architecture has one to many relationships between controller and view and mvvm <text:s/>architecture has one to many relationships between view and view model.</text:p>
      <text:p text:style-name="P19">Mvc model components can be tested separately from the user.IN Mvvm IS USED TO SEPARATE UNIT TESTING AND CODE IS EVENT DRIVEN.</text:p>
      <text:p text:style-name="P19"/>
      <text:p text:style-name="P19">D3:</text:p>
      <text:p text:style-name="P19">d3.JS IS A JAVASCRIPT LIBRARAY FOR MANIPULATING DOCUMENTS BASED ON DATA.d3 JS HELP YOU TO BRING DATA TO LIFE USING HTML,SVG AND CSS.iT IS A DATA DRIVEN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09:26:13.366680840</meta:creation-date>
    <dc:date>2021-06-18T14:11:16.770856775</dc:date>
    <meta:editing-duration>PT6H32M50S</meta:editing-duration>
    <meta:editing-cycles>27</meta:editing-cycles>
    <meta:generator>LibreOffice/6.4.7.2$Linux_X86_64 LibreOffice_project/40$Build-2</meta:generator>
    <meta:document-statistic meta:table-count="0" meta:image-count="0" meta:object-count="0" meta:page-count="3" meta:paragraph-count="63" meta:word-count="869" meta:character-count="5180" meta:non-whitespace-character-count="4369"/>
  </office:meta>
</office:document-meta>
</file>